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CustomerCardNumbe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ok</text:p>
          </table:table-cell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Titl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Cove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Gen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sbnCod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py</text:p>
          </table:table-cell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oan</text:p>
          </table:table-cell>
          <table:table-cell table:style-name="ce6" office:value-type="string" calcext:value-type="string">
            <text:p>Loan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Customer ↔ Copy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CustomerCardNumber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Start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End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Returned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Phot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Autho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Biography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Writes</text:p>
          </table:table-cell>
          <table:table-cell table:style-name="ce6" office:value-type="string" calcext:value-type="string">
            <text:p>Writes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00:00:01.5809320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9M18S</meta:editing-duration>
    <meta:editing-cycles>23</meta:editing-cycles>
    <dc:date>2014-02-16T17:53:19.421000000</dc:date>
    <meta:document-statistic meta:table-count="3" meta:cell-count="216" meta:object-count="0"/>
  </office:meta>
</office:document-meta>
</file>